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Condensed" svg:font-family="'DejaVu Sans Condensed'"/>
    <style:font-face style:name="Georgia" svg:font-family="Georgia" style:font-family-generic="roman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variant="normal" fo:text-transform="none" fo:color="#000000" style:text-line-through-style="none" style:text-position="0% 100%" style:font-name="Georgia" fo:font-size="14pt" fo:letter-spacing="normal" fo:language="fr" fo:country="FR" fo:font-style="normal" style:text-underline-style="none" fo:font-weight="normal" style:font-name-asian="Georgia" style:font-size-asian="14pt" style:language-asian="fr" style:country-asian="FR" style:font-style-asian="normal" style:font-weight-asian="normal" style:font-name-complex="Georgia" style:font-size-complex="14pt" style:font-style-complex="normal" style:font-weight-complex="normal" style:text-scale="100%"/>
    </style:style>
    <style:style style:name="T2" style:family="text">
      <style:text-properties fo:language="fr" fo:country="FR" style:language-asian="fr" style:country-asian="FR"/>
    </style:style>
    <style:style style:name="T3" style:family="text">
      <style:text-properties fo:language="la" fo:country="VA" style:language-asian="la" style:country-asian="V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éorgiques, Chant IV</text:h>
      <text:p text:style-name="_3c_l_3e_"><text:span text:style-name="_3c_pb_3e_">[295]</text:span><text:span text:style-name="T2">Vois du courroux des dieux les trop justes effets ;</text:span></text:p>
      <text:p text:style-name="_3c_l_3e_">Sur toi d’un crime énorme on poursuit la vengeance;</text:p>
      <text:p text:style-name="_3c_l_3e_">La peine eût égalé la grandeur de l’offense,</text:p>
      <text:p text:style-name="_3c_l_3e_">Si le sort l’eût permis. Orphée au sombre bord</text:p>
      <text:p text:style-name="_3c_l_3e_">D’une épouse adorée ainsi venge la mort.</text:p>
      <text:p text:style-name="_3c_l_3e_">Car, tandis qu’Eurydice, à périr destinée,</text:p>
      <text:p text:style-name="_3c_l_3e_">Te fuit d’un pied rapide aux rives du Pénée,</text:p>
      <text:p text:style-name="_3c_l_3e_">Entre l’épais gazon elle n’aperçoit pas</text:p>
      <text:p text:style-name="_3c_l_3e_">Un serpent meurtrier étendu sous ses pas.</text:p>
      <text:p text:style-name="_3c_l_3e_">Des dryades, ses sœurs, les plaintes retentirent,</text:p>
      <text:p text:style-name="_3c_l_3e_"><text:span text:style-name="T2">Le sourcilleux Pangée et </text:span><text:span text:style-name="T3">Rhodope </text:span><text:span text:style-name="T2">en gémirent,</text:span></text:p>
      <text:p text:style-name="_3c_l_3e_">Et les champs de Rhésus, le farouche Gélon,</text:p>
      <text:p text:style-name="_3c_l_3e_"><text:span text:style-name="T2">Et la belle Orithye, et l’Hèbre et le </text:span><text:span text:style-name="T3">Strymon.</text:span></text:p>
      <text:p text:style-name="_3c_l_3e_">Lui, charmant sa douleur par les sons de sa lyre,</text:p>
      <text:p text:style-name="_3c_l_3e_">C’est toi, quand vient le jour, toi, quand il se retire,</text:p>
      <text:p text:style-name="_3c_l_3e_">Chère épouse, ah ! c’est toi que chante son amour.</text:p>
      <text:p text:style-name="_3c_l_3e_"><text:span text:style-name="T2">Il </text:span><text:span text:style-name="T2">osa </text:span><text:span text:style-name="T2">de </text:span><text:span text:style-name="T3">Pluton </text:span><text:span text:style-name="T2">affronter le </text:span><text:span text:style-name="T2">séjour,</text:span></text:p>
      <text:p text:style-name="_3c_l_3e_"><text:span text:style-name="_3c_pb_3e_"><text:span text:style-name="T2">[297]</text:span></text:span><text:span text:style-name="T2">Les gouffres infernaux, leurs bois noirs d’épouvante,</text:span></text:p>
      <text:p text:style-name="_3c_l_3e_">Des mânes aborder la foule pâlissante.</text:p>
      <text:p text:style-name="_3c_l_3e_">Leur tyran formidable, et supplier des cœurs,</text:p>
      <text:p text:style-name="_3c_l_3e_">Que n’ont jamais touchés ni prières, ni pleurs.</text:p>
      <text:p text:style-name="_3c_l_3e_"/>
      <text:p text:style-name="_3c_l_3e_">Mais, du fond de l’Erèbe, émus de ses cantiques,</text:p>
      <text:p text:style-name="_3c_l_3e_">Accouraient par milliers les mânes fantastiques,</text:p>
      <text:p text:style-name="_3c_l_3e_">Tels qu’on voit dans les bois arriver les oiseaux,</text:p>
      <text:p text:style-name="_3c_l_3e_"><text:span text:style-name="T2">Quand la pluie ou </text:span><text:span text:style-name="T3">Vesper </text:span><text:span text:style-name="T2">les chasse des coteaux :</text:span></text:p>
      <text:p text:style-name="_3c_l_3e_">Les vierges, les enfants, innocentes victimes,</text:p>
      <text:p text:style-name="_3c_l_3e_">Les simulacres vains des héros magnanimes,</text:p>
      <text:p text:style-name="_3c_l_3e_">Les mères, les époux, et ces adolescents</text:p>
      <text:p text:style-name="_3c_l_3e_">Placés sur le bûcher aux yeux de leurs parents.</text:p>
      <text:p text:style-name="_3c_l_3e_">Le Cocyte odieux, semé d’algues hideuses,</text:p>
      <text:p text:style-name="_3c_l_3e_">Les enferme à jamais de ses ondes fangeuses,</text:p>
      <text:p text:style-name="_3c_l_3e_">Et le Styx alentour étend ses neuf replis.</text:p>
      <text:p text:style-name="_3c_l_3e_">De ses divins accords les enfers sont ravis,</text:p>
      <text:p text:style-name="_3c_l_3e_"><text:span text:style-name="T2">Le </text:span><text:span text:style-name="T3">Tartare </text:span><text:span text:style-name="T2">s’émeut, et jusqu’aux Euménides,</text:span></text:p>
      <text:p text:style-name="_3c_l_3e_"><text:soft-page-break/><text:span text:style-name="T2">Entrelaçant leurs crins de vipères livides ;</text:span></text:p>
      <text:p text:style-name="_3c_l_3e_">Cerbère apaise aussi ses trois gouffres béants,</text:p>
      <text:p text:style-name="_3c_l_3e_">Et l’orbe d’Ixion s’arrête avec les vents.</text:p>
      <text:p text:style-name="_3c_l_3e_">Déjà l’heureux époux revient, libre de craintes ;</text:p>
      <text:p text:style-name="_3c_l_3e_">Et sa chère Eurydice, accordée à ses plaintes,</text:p>
      <text:p text:style-name="_3c_l_3e_">Dans l’ombre sur ses pas vers les cieux retournait :</text:p>
      <text:p text:style-name="_3c_l_3e_">Car ainsi Proserpine à tous deux l’ordonnait ;</text:p>
      <text:p text:style-name="_3c_l_3e_">Quand cet amant, saisi d’une aveugle démence.</text:p>
      <text:p text:style-name="_3c_l_3e_">Si l’enfer pardonnait, bien pardonnable offense,</text:p>
      <text:p text:style-name="_3c_l_3e_">S’arrête, et, près d’atteindre au lumineux séjour,</text:p>
      <text:p text:style-name="_3c_l_3e_">Oubliant la défense hélas ! vaincu d’amour,</text:p>
      <text:p text:style-name="_3c_l_3e_">La regarde : sa peine est à jamais perdue,</text:p>
      <text:p text:style-name="_3c_l_3e_">Et du cruel tyran la promesse est rompue :</text:p>
      <text:p text:style-name="_3c_l_3e_">Trois fois le Styx de joie en fait mugir ses flots.</text:p>
      <text:p text:style-name="_3c_l_3e_">Mais elle : « Quel délire, hélas ! cause nos maux ?</text:p>
      <text:p text:style-name="_3c_l_3e_"><text:span text:style-name="_3c_pb_3e_"><text:span text:style-name="T2">[299]</text:span></text:span><text:span text:style-name="T2">Orphée, un sort jaloux ; me rend aux bords funèbres,</text:span></text:p>
      <text:p text:style-name="_3c_l_3e_">Et mes yeux se fermant nagent dans les ténèbres.</text:p>
      <text:p text:style-name="_3c_l_3e_">Adieu sitôt !… la nuit m’entraînant malgré moi,</text:p>
      <text:p text:style-name="_3c_l_3e_">J’étends ces faibles mains qui ne sont plus à toi !</text:p>
      <text:p text:style-name="_3c_l_3e_">Et, comme une vapeur dans les airs étouffée,</text:p>
      <text:p text:style-name="_3c_l_3e_">L’ombre s’évanouit, et ne voit plus Orphée,</text:p>
      <text:p text:style-name="_3c_l_3e_">Qui cherche à la saisir, et, malheureux amant,</text:p>
      <text:p text:style-name="_3c_l_3e_">Avait tant à lui dire à ce dernier moment !</text:p>
      <text:p text:style-name="_3c_l_3e_">Le gardien de l’Orcus, sourd à sa voix plaintive,</text:p>
      <text:p text:style-name="_3c_l_3e_">Ne veut plus consentir qu’il gagne l’autre rive.</text:p>
      <text:p text:style-name="_3c_l_3e_">Arraché par deux fois à l’amour, au bonheur,</text:p>
      <text:p text:style-name="_3c_l_3e_">Que faire ? à qui pourra recourir sa douleur ?</text:p>
      <text:p text:style-name="_3c_l_3e_">Comment fléchir Pluton, rendre l’enfer propice ?</text:p>
      <text:p text:style-name="_3c_l_3e_">Sur le Styx, déjà froide, hélas, vogue Eurydice !</text:p>
      <text:p text:style-name="_3c_l_3e_"/>
      <text:p text:style-name="_3c_l_3e_">On dit que cet amant, durant sept mois entiers,</text:p>
      <text:p text:style-name="_3c_l_3e_"><text:span text:style-name="T2">Seul, aux bords du </text:span><text:span text:style-name="T3">Strymon, </text:span><text:span text:style-name="T2">ou sur des rocs altiers.</text:span></text:p>
      <text:p text:style-name="_3c_l_3e_">Pleura son Eurydice, et de sa tendre plainte</text:p>
      <text:p text:style-name="_3c_l_3e_">Fit des antres glacés gémir la sombre enceinte.</text:p>
      <text:p text:style-name="_3c_l_3e_">Il adoucit le tigre ; et ses touchants regrets</text:p>
      <text:p text:style-name="_3c_l_3e_">Des chênes, en cadence, inclinaient les sommets.</text:p>
      <text:p text:style-name="_3c_l_3e_">Telle, sur un ormeau, Philomèle plaintive</text:p>
      <text:p text:style-name="_3c_l_3e_"><text:soft-page-break/>Redemande aux forêts sa famille captive,</text:p>
      <text:p text:style-name="_3c_l_3e_">Ses petits, nus encor, qu’un pâtre lui ravit ;</text:p>
      <text:p text:style-name="_3c_l_3e_">Sur le même rameau, la nuit, elle gémit,</text:p>
      <text:p text:style-name="_3c_l_3e_">Redit en vain sa perte ; et ses chants lamentables</text:p>
      <text:p text:style-name="_3c_l_3e_">Font résonner au loin les bois inconsolables.</text:p>
      <text:p text:style-name="_3c_l_3e_">Nul amour, nul hymen ne toucha ses esprits ;</text:p>
      <text:p text:style-name="_3c_l_3e_"><text:span text:style-name="T2">Au rivage glacé du neigeux </text:span><text:span text:style-name="T3">Tana</text:span><text:span text:style-name="T2">ï</text:span><text:span text:style-name="T3">s,</text:span></text:p>
      <text:p text:style-name="_3c_l_3e_">Ou dans les champs couverts des frimas du. Riphée,</text:p>
      <text:p text:style-name="_3c_l_3e_">Seul errait jour et nuit le malheureux Orphée,</text:p>
      <text:p text:style-name="_3c_l_3e_">Pleurant son Eurydice et sa fatale ardeur,</text:p>
      <text:p text:style-name="_3c_l_3e_"><text:span text:style-name="T2">Et reprochant aux dieux leur perfide </text:span><text:span text:style-name="T3">faveur.</text:span></text:p>
      <text:p text:style-name="_3c_l_3e_"><text:span text:style-name="_3c_pb_3e_"><text:span text:style-name="T2">[301]</text:span></text:span><text:span text:style-name="T2">De ses mépris enfin les bacchantes outrées,</text:span></text:p>
      <text:p text:style-name="_3c_l_3e_">Au milieu d’une orgie et des fêtes sacrées,</text:p>
      <text:p text:style-name="_3c_l_3e_">Semèrent de son corps les palpitants lambeaux,</text:p>
      <text:p text:style-name="_3c_l_3e_">Et sa tête de l’Hèbre ensanglanta les eaux.</text:p>
      <text:p text:style-name="_3c_l_3e_">Sur les ondes flottante, et malgré son supplice,</text:p>
      <text:p text:style-name="_3c_l_3e_">D’une langue glacée elle appelle Eurydice,</text:p>
      <text:p text:style-name="_3c_l_3e_">Malheureuse Eurydice !… et partout, à ces cris,</text:p>
      <text:p text:style-name="_3c_l_3e_">Eurydice ! disaient les échos attendri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Condensed" svg:font-family="'DejaVu Sans Condensed'"/>
    <style:font-face style:name="Georgia" svg:font-family="Georgia" style:font-family-generic="roman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indent="0.3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_3c_argument_3e_" style:display-name="&lt;argument&gt;" style:family="paragraph" style:parent-style-name="Text_20_body">
      <style:paragraph-properties fo:margin-left="1cm" fo:margin-right="1cm" fo:text-indent="0cm" style:auto-text-indent="false"/>
      <style:text-properties fo:font-style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_3c_l_3e_" style:display-name="&lt;l&gt;" style:family="paragraph" style:parent-style-name="Text_20_body">
      <style:paragraph-properties fo:text-align="center" style:justify-single-word="false"/>
    </style:style>
    <style:style style:name="Corps_20_du_20_texte_20__28_2_29_" style:display-name="Corps du texte (2)" style:family="paragraph" style:master-page-name="">
      <style:paragraph-properties fo:margin-left="0cm" fo:margin-right="0cm" fo:text-indent="-3.669cm" style:auto-text-indent="false" style:page-number="auto" fo:background-color="#ffffff">
        <style:background-image/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3c_pb_3e_" style:display-name="&lt;pb&gt;" style:family="text">
      <style:text-properties fo:color="#ff3333" style:text-position="sub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aultFontStyle" style:family="text">
      <style:text-properties fo:color="#000000" style:text-position="0% 100%" style:font-name="DejaVu Sans Condensed" fo:font-size="12pt" fo:letter-spacing="normal" fo:language="fr" fo:country="FR" style:font-name-asian="DejaVu Sans Condensed" style:font-size-asian="12pt" style:language-asian="fr" style:country-asian="FR" style:font-name-complex="DejaVu Sans Condensed" style:font-size-complex="12pt" style:language-complex="fr" style:country-complex="FR" style:text-scale="100%"/>
    </style:style>
    <style:style style:name="CharStyle4" style:family="text" style:parent-style-name="DefaultFontStyle"/>
    <style:style style:name="Default_20_Paragraph_20_Font" style:display-name="Default Paragraph Font" style:family="text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arolina Suchecka</meta:initial-creator>
    <meta:creation-date>2019-03-24T12:23:45.39</meta:creation-date>
    <dc:date>2019-12-30T16:20:53.25</dc:date>
    <dc:creator>Karolina Suchecka</dc:creator>
    <meta:editing-duration>PT13H20M37S</meta:editing-duration>
    <meta:editing-cycles>14</meta:editing-cycles>
    <meta:generator>OpenOffice/4.1.6$Win32 OpenOffice.org_project/416m1$Build-9790</meta:generator>
    <meta:document-statistic meta:table-count="0" meta:image-count="0" meta:object-count="0" meta:page-count="3" meta:paragraph-count="90" meta:word-count="715" meta:character-count="4094"/>
  </office:meta>
</office:document-meta>
</file>